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0.06cm"/>
      <style:text-properties style:font-name="Symbol" fo:font-size="12pt" officeooo:paragraph-rsid="004883dc" style:font-name-asian="Symbol1" style:font-size-asian="12pt" style:font-name-complex="Symbol1" style:font-size-complex="12pt"/>
    </style:style>
    <style:style style:name="P2" style:family="paragraph" style:parent-style-name="Standard" style:list-style-name="WWNum6">
      <style:paragraph-properties fo:margin-left="1.593cm" fo:margin-right="0cm" fo:line-height="95%" fo:text-align="justify" style:justify-single-word="false" fo:text-indent="-0.644cm" style:auto-text-indent="false">
        <style:tab-stops>
          <style:tab-stop style:position="1.593cm"/>
        </style:tab-stops>
      </style:paragraph-properties>
      <style:text-properties fo:font-size="12pt" officeooo:paragraph-rsid="004883dc" style:font-name-asian="Times New Roman2" style:font-size-asian="12pt" style:font-size-complex="12pt"/>
    </style:style>
    <style:style style:name="P3" style:family="paragraph" style:parent-style-name="Standard" style:list-style-name="WWNum6">
      <style:paragraph-properties fo:margin-left="0.949cm" fo:margin-right="0cm" fo:line-height="95%" fo:text-align="justify" style:justify-single-word="false" fo:text-indent="0cm" style:auto-text-indent="false">
        <style:tab-stops>
          <style:tab-stop style:position="1.593cm"/>
        </style:tab-stops>
      </style:paragraph-properties>
      <style:text-properties fo:font-size="12pt" officeooo:paragraph-rsid="004883dc" style:font-name-asian="Times New Roman2" style:font-size-asian="12pt" style:font-size-complex="12pt"/>
    </style:style>
    <style:style style:name="P4" style:family="paragraph" style:parent-style-name="Text_20_body">
      <style:text-properties officeooo:rsid="00498ab0" officeooo:paragraph-rsid="00498ab0"/>
    </style:style>
    <style:style style:name="P5" style:family="paragraph" style:parent-style-name="Text_20_body">
      <style:text-properties officeooo:rsid="00498ab0" officeooo:paragraph-rsid="004bed0c"/>
    </style:style>
    <style:style style:name="T1" style:family="text">
      <style:text-properties fo:color="#4a442a" style:font-name="Times New Roman" fo:font-size="14pt" officeooo:rsid="00227dc2" style:font-name-asian="Times New Roman2" style:font-size-asian="14pt" style:language-asian="ru" style:country-asian="RU" style:font-name-complex="Times New Roman2" style:font-size-complex="14pt"/>
    </style:style>
    <style:style style:name="T2" style:family="text">
      <style:text-properties fo:color="#4a442a" style:font-name="Times New Roman" fo:font-size="14pt" officeooo:rsid="0037c01c" style:font-name-asian="Times New Roman2" style:font-size-asian="14pt" style:language-asian="ru" style:country-asian="RU" style:font-name-complex="Times New Roman2" style:font-size-complex="14pt"/>
    </style:style>
    <style:style style:name="T3" style:family="text">
      <style:text-properties fo:color="#4a442a" style:font-name="Times New Roman" fo:font-size="14pt" officeooo:rsid="00399245" style:font-name-asian="Times New Roman2" style:font-size-asian="14pt" style:language-asian="ru" style:country-asian="RU" style:font-name-complex="Times New Roman2" style:font-size-complex="14pt"/>
    </style:style>
    <style:style style:name="T4" style:family="text">
      <style:text-properties fo:color="#4a442a" style:font-name="Times New Roman" fo:font-size="14pt" officeooo:rsid="003b16dc" style:font-name-asian="Times New Roman2" style:font-size-asian="14pt" style:language-asian="ru" style:country-asian="RU" style:font-name-complex="Times New Roman2" style:font-size-complex="14pt"/>
    </style:style>
    <style:style style:name="T5" style:family="text">
      <style:text-properties fo:font-size="14pt" officeooo:rsid="0037c01c" style:font-size-asian="14pt" style:font-size-complex="14pt"/>
    </style:style>
    <style:style style:name="T6" style:family="text">
      <style:text-properties officeooo:rsid="003b16dc"/>
    </style:style>
    <style:style style:name="T7" style:family="text">
      <style:text-properties officeooo:rsid="003eaf3c"/>
    </style:style>
    <style:style style:name="T8" style:family="text">
      <style:text-properties officeooo:rsid="004a2b52"/>
    </style:style>
    <style:style style:name="T9" style:family="text">
      <style:text-properties officeooo:rsid="004bed0c"/>
    </style:style>
    <style:style style:name="T10" style:family="text">
      <style:text-properties officeooo:rsid="005083d7"/>
    </style:style>
    <style:style style:name="T11" style:family="text">
      <style:text-properties officeooo:rsid="0050f145"/>
    </style:style>
    <style:style style:name="T12" style:family="text">
      <style:text-properties officeooo:rsid="0051877a"/>
    </style:style>
    <style:style style:name="T13" style:family="text">
      <style:text-properties officeooo:rsid="0054257c"/>
    </style:style>
    <style:style style:name="T14" style:family="text">
      <style:text-properties officeooo:rsid="00553ded"/>
    </style:style>
    <style:style style:name="T15" style:family="text">
      <style:text-properties officeooo:rsid="0059b56e"/>
    </style:style>
    <style:style style:name="T16" style:family="text">
      <style:text-properties officeooo:rsid="005b01ae"/>
    </style:style>
    <style:style style:name="T17" style:family="text">
      <style:text-properties officeooo:rsid="0065ba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Реферат</text:h>
      <text:p text:style-name="Text_20_body">Краткое описание объекта исследования, цель работы, метод или методологию проведения работы, результаты работы, апробация работы (публикации, выступления на конференциях, тезисы докладов, Свидетельства о регистрации программ и т. п.); перечень ключевых слов;</text:p>
      <text:p text:style-name="Text_20_body"><text:span text:style-name="T5">Курсовая работа посвящена разработке интерактивного помощника для осуществления розничных покупок. </text:span><text:span text:style-name="T1">Рассмотрены </text:span><text:span text:style-name="T2">существующие </text:span><text:span text:style-name="T3">платформы <text:s/>для реализации чат-ботов</text:span><text:span text:style-name="T1">, </text:span><text:span text:style-name="T4">принципы работы и реализованные аналоги в разных сферах. </text:span>Разработан<text:span text:style-name="T6">а</text:span> <text:span text:style-name="T6">система, позволяющая вести список покупок, отслеживать их стоимость и делать рекомендации на основе истории покупок пользователя и его текущей корзины товаров. Проведено тестирование системы на основе базовых запросов.</text:span> Согласно полученным результатам, разработанн<text:span text:style-name="T6">ая</text:span> <text:span text:style-name="T6">система позволяет успешно обрабатывать базовые запросы на добавление, удаление и обновления списка покупок, умеет достаточно точно рекомендовать товары при количестве продуктов в корзине от 5 единиц. </text:span><text:span text:style-name="T7">Система не уступает в работе по сравнению с существующими аналогами, а также имеет свою уникальную функциональность.</text:span></text:p>
      <text:h text:style-name="Heading_20_1" text:outline-level="1">Введение</text:h>
      <text:p text:style-name="P4">Персональный интерактивный помощник является популярным направлением <text:s/>в области мобильных технологий. Существует множество их реализаций. Самой базовой является обычные приложения в App Store и Play Market, который имеет удобный функционал по составлению списка покупок, разделению товаров по категориям, синхронизации списка между устройствами, что позволяет ускорить и упросить каждодневную потребность в покупке продуктов в магазине. Примерами таких удачных приложений являются: … . Они вполне себе успешно выполняют свою функцию, однако для этого требуется иметь отдельное приложение на телефоне и, например, у некоторых приложений нет десктопных аналогов для <text:soft-page-break/>самой популярной операционной системы (ОС) Windows, что делает использование этого приложения несколько зависимым от устройства. </text:p>
      <text:p text:style-name="P5">В последние года <text:span text:style-name="T8">с развитием в области искусственного интеллекта (ИИ) появились разговорные боты, которые имитируют человеческий разговор. Со временем появились на рынке так называемые умные колонки и, что самое важное, API для прикладных программистов, что мотивировало многих разработчиков создавать свои «умные» продукты. </text:span><text:span text:style-name="T9">Появилось множество приложений уже и для умных колонок, которые позволяли вести список, но уже для этого не требовалось самому набирать его, что намного улучшило функционал, так как пользователей может надиктовать необходимые продукты почти в свободной манере, пока занимается своими делами. Из первоначальных минусов этих устройств опять же можно отметить привязанность человека к физической реализации (необходимость покупки этих колонок). Но со временем умные ассистенты стали внедряться практически в любые виды устройств: от телефонов и компьютеров до </text:span><text:span text:style-name="T12">ТВ</text:span><text:span text:style-name="T9"> приставок и т.д.. Тем самым почти любой пользователей имеет возможность </text:span><text:span text:style-name="T10">взаимодействовать</text:span><text:span text:style-name="T9"> с умным ассистентом в практически любых условиях: будь то на улице по телефону, на работе за компьютером или дома за </text:span><text:span text:style-name="T11">ТВ</text:span><text:span text:style-name="T9">.</text:span></text:p>
      <text:p text:style-name="P5"><text:span text:style-name="T9">Основная проблема данных умных колонок является английский язык, что не позволяла многим российскими пользователям с полным комфортом использовать соответствующие устройства. Но относительно недавно на рынок вышли такие устройства, а с самое главное сами умные помощники, как Алиса от Яндекса и Маруся от Mail.ru. Они практически полностью воспроизв</text:span><text:span text:style-name="T13">одили функционал заложенные в зарубежные колонки. </text:span><text:span text:style-name="T16">Спустя некотор</text:span><text:span text:style-name="T17">о</text:span><text:span text:style-name="T16">е время появился также API <text:s/>и стали реализоваться продукты</text:span></text:p>
      <text:list xml:id="list2034586675" text:style-name="WWNum6">
        <text:list-item>
          <text:list>
            <text:list-item>
              <text:p text:style-name="P2">В нем характеризуются актуальность, цели и задачи работы, предмет и методы исследования, новизна и достоверность полученных результатов, их теоретическая значимость и практическая ценность);</text:p>
              <text:p text:style-name="P3"/>
            </text:list-item>
          </text:list>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1"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margin-left="0cm" fo:margin-right="0cm" fo:margin-top="0cm" fo:margin-bottom="0cm" loext:contextual-spacing="false" fo:line-height="150%" fo:text-align="justify" style:justify-single-word="false" fo:text-indent="1cm" style:auto-text-indent="false" fo:background-color="transparent"/>
      <style:text-properties fo:color="#4a442a" style:font-name="Times New Roman" fo:font-family="'Times New Roman'" style:font-family-generic="roman" style:font-pitch="variable" fo:font-size="14pt" officeooo:rsid="001176cd" style:font-name-asian="Arial" style:font-family-asian="Arial" style:font-family-generic-asian="system" style:font-pitch-asian="variable" style:font-size-asian="12.25pt" style:language-asian="ru" style:country-asian="RU" style:font-name-complex="Times New Roman2"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style:font-name="Times New Roman1" fo:font-family="'Times New Roman'" style:font-style-name="Bold" style:font-family-generic="roman" style:font-pitch="variable" fo:font-size="18pt" fo:font-weight="bold" officeooo:rsid="00477047"/>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2T14:33:54.784171168</meta:creation-date>
    <meta:generator>LibreOffice/6.4.7.2$Linux_X86_64 LibreOffice_project/40$Build-2</meta:generator>
    <dc:date>2021-06-12T16:30:38.092787733</dc:date>
    <meta:editing-duration>PT1H4M17S</meta:editing-duration>
    <meta:editing-cycles>43</meta:editing-cycles>
    <meta:document-statistic meta:table-count="0" meta:image-count="0" meta:object-count="0" meta:page-count="2" meta:paragraph-count="9" meta:word-count="469" meta:character-count="3637" meta:non-whitespace-character-count="3174"/>
  </office:meta>
</office:document-meta>
</file>